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dc576" officeooo:paragraph-rsid="001dc576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f5c7c" officeooo:paragraph-rsid="001f5c7c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13f3f" officeooo:paragraph-rsid="00213f3f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1baa1" officeooo:paragraph-rsid="0021baa1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3b5f2" officeooo:paragraph-rsid="0023b5f2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3b5f2" officeooo:paragraph-rsid="0023b5f2" style:font-size-asian="16p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66e71" officeooo:paragraph-rsid="00266e71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66e71" officeooo:paragraph-rsid="00266e71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officeooo:rsid="00247037"/>
    </style:style>
    <style:style style:name="T3" style:family="text">
      <style:text-properties officeooo:rsid="00254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ment یک third-party <text:s/>library معروف در جاوااسکریپت است که در ادرس زیر توضیحات و اسناد ان وجود دارند:</text:span><text:line-break/><text:line-break/><text:a xlink:type="simple" xlink:href="http://momentjs.com/" text:style-name="Internet_20_link" text:visited-style-name="Visited_20_Internet_20_Link">http://momentjs.com</text:a></text:p>
      <text:p text:style-name="P1"/>
      <text:p text:style-name="P1"/>
      <text:p text:style-name="P2">npm install moment - -save-dev</text:p>
      <text:p text:style-name="P2"/>
      <text:p text:style-name="P2"/>
      <text:p text:style-name="P3">اندرو در جلسه ی ۱۰۰ اموزشش به توضیح این کامپوننت می پردازد.</text:p>
      <text:p text:style-name="P3"/>
      <text:p text:style-name="P4">جالب است که اندرو حتی در state هم timestamp ذخیره می کند . این خودش دلیلی است بر اینکه شهرکی راست می گوید و تاریخ باید به شکل timestamp در پایگاه داده ذخیره شود .</text:p>
      <text:p text:style-name="P4"/>
      <text:p text:style-name="P5">برای اینکه این کتابخانه به نظرم مهم می اید <text:s text:c="2"/><text:span text:style-name="T2">کنار همین فایل محیطی </text:span><text:s/>به نام moment_js_libary <text:s/>دارم که درون فایلی که درون codes قرار دارد <text:s/>این کتابخانه را require کرده ام و میتوان بعدا بیشتر انجا کد نوشت تا با امکانات زیاد این کتابخانه اشنا شویم</text:p>
      <text:p text:style-name="P5"/>
      <text:p text:style-name="P5"/>
      <text:p text:style-name="P5">- <text:span text:style-name="T3">در پنل سمت راست سایت momentjs.com گزینه ای به نام display وجود دارد که روش های مختلف نشان دادن و یا همان فرمت دهی را در خود دارد.</text:span></text:p>
      <text:p text:style-name="P5"/>
      <text:p text:style-name="P5"/>
      <text:p text:style-name="P7">بعد از نصب moment <text:s/>را به این ترتیب ایمپورت می کنیم:<text:line-break/><text:line-break/></text:p>
      <text:p text:style-name="P8">var moment = require('moment');</text:p>
      <text:p text:style-name="P8"/>
      <text:p text:style-name="P8"/>
      <text:p text:style-name="P7">و مثلا timestamp کنونی از این طریق قابل دستیابی است:<text:line-break/><text:line-break/></text:p>
      <text:p text:style-name="P8">moment().unix(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26T07:57:48.478130730</dc:date>
    <meta:editing-duration>PT5H32M44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72" meta:character-count="900" meta:non-whitespace-character-count="726"/>
  </office:meta>
</office:document-meta>
</file>